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rdf+xml" manifest:full-path="meta/meta.rdf"/>
  <manifest:file-entry manifest:media-type="" manifest:full-path="meta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anx="http://anx.akomantoso.org/1.0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DejaVu Serif" svg:font-family="'DejaVu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Sect1" style:family="section">
      <style:section-properties anx:BungeniSectionType="body" style:editable="false">
        <style:columns fo:column-count="1" fo:column-gap="0in"/>
      </style:section-properties>
    </style:style>
    <style:style style:name="Sect2" style:family="section">
      <style:section-properties fo:background-color="#ffffff" style:editable="false">
        <style:columns fo:column-count="1" fo:column-gap="0in"/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xml:id="id2144137153" text:name="bill">
        <text:p text:style-name="heading_5f_subsection"/>
        <text:p text:style-name="Standard"/>
        <text:section text:style-name="Sect2" xml:id="id896251621" text:name="coverpage">
          <text:p text:style-name="Standard"/>
          <text:p text:style-name="Standard"/>
          <text:p xml:id="id1670671592" text:style-name="Standard">This is para heading</text:p>
          <text:p text:style-name="Standard"/>
          <text:p xml:id="id1451010871" text:style-name="Standard">This is para subheading</text:p>
          <text:p text:style-name="Standard"/>
          <text:p text:style-name="Standard"/>
          <text:p text:style-name="Standard"/>
        </text:section>
        <text:p text:style-name="Standard"/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anx="http://anx.akomantoso.org/1.0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DejaVu Serif" svg:font-family="'DejaVu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heading_5f_article" style:display-name="heading_article" style:family="paragraph" style:parent-style-name="Heading_20_1" style:next-style-name="Text_20_body" style:auto-update="true" style:class="text">
      <style:text-properties style:font-name="DejaVu Sans" fo:font-weight="bold"/>
    </style:style>
    <style:style style:name="heading_5f_chapter" style:display-name="heading_chapter" style:family="paragraph" style:parent-style-name="Heading_20_1" style:next-style-name="Text_20_body">
      <style:text-properties style:font-name="DejaVu Sans" fo:font-size="95%"/>
    </style:style>
    <style:style style:name="heading_5f_general" style:display-name="heading_general" style:family="paragraph" style:parent-style-name="Heading_20_1" style:next-style-name="Text_20_body" style:auto-update="true">
      <style:text-properties style:font-name="DejaVu Sans" fo:font-size="105%"/>
    </style:style>
    <style:style style:name="heading_5f_subchapter" style:display-name="heading_subchapter" style:family="paragraph" style:parent-style-name="Heading_20_1" style:next-style-name="Heading_20_1" style:auto-update="true">
      <style:text-properties style:font-name="DejaVu Sans" fo:font-size="95%"/>
    </style:style>
    <style:style style:name="heading_5f_section" style:display-name="heading_section" style:family="paragraph" style:parent-style-name="Heading_20_1" style:next-style-name="Text_20_body" style:auto-update="true">
      <style:text-properties style:font-name="DejaVu Sans" fo:font-size="95%"/>
    </style:style>
    <style:style style:name="heading_5f_part" style:display-name="heading_part" style:family="paragraph" style:parent-style-name="Heading_20_1" style:next-style-name="Text_20_body" style:auto-update="true">
      <style:text-properties style:font-name="DejaVu Sans"/>
    </style:style>
    <style:style style:name="heading_5f_para" style:display-name="heading_para" style:family="paragraph" style:parent-style-name="Heading_20_1" style:next-style-name="Text_20_body">
      <style:text-properties style:font-name="DejaVu Sans" fo:font-size="95%"/>
    </style:style>
    <style:style style:name="heading_5f_subpara" style:display-name="heading_subpara" style:family="paragraph" style:parent-style-name="heading_5f_para" style:next-style-name="Text_20_body" style:auto-update="true"/>
    <style:style style:name="subheading_5f_article" style:display-name="subheading_article" style:family="paragraph" style:parent-style-name="heading_5f_article" style:next-style-name="Text_20_body" style:auto-update="true">
      <style:text-properties fo:font-size="95%"/>
    </style:style>
    <style:style style:name="heading_5f_preface" style:display-name="heading_preface" style:family="paragraph" style:parent-style-name="heading_5f_general" style:next-style-name="Text_20_body" style:auto-update="true"/>
    <style:style style:name="subheading_5f_general" style:display-name="subheading_general" style:family="paragraph" style:parent-style-name="heading_5f_general" style:next-style-name="Text_20_body" style:auto-update="true">
      <style:text-properties fo:font-size="95%"/>
    </style:style>
    <style:style style:name="subheading_5f_chapter" style:display-name="subheading_chapter" style:family="paragraph" style:parent-style-name="heading_5f_chapter" style:next-style-name="Text_20_body" style:auto-update="true">
      <style:text-properties fo:font-size="90%"/>
    </style:style>
    <style:style style:name="subheading_5f_para" style:display-name="subheading_para" style:family="paragraph" style:parent-style-name="heading_5f_para" style:next-style-name="Text_20_body" style:auto-update="true">
      <style:text-properties fo:font-size="90%"/>
    </style:style>
    <style:style style:name="subheading_5f_part" style:display-name="subheading_part" style:family="paragraph" style:parent-style-name="heading_5f_part" style:next-style-name="Text_20_body" style:auto-update="true">
      <style:text-properties fo:font-size="105%"/>
    </style:style>
    <style:style style:name="subheading_5f_preface" style:display-name="subheading_preface" style:family="paragraph" style:parent-style-name="heading_5f_preface">
      <style:text-properties fo:font-size="95%"/>
    </style:style>
    <style:style style:name="subheading_5f_section" style:display-name="subheading_section" style:family="paragraph" style:parent-style-name="heading_5f_section" style:next-style-name="Text_20_body" style:auto-update="true">
      <style:text-properties fo:font-size="90%"/>
    </style:style>
    <style:style style:name="subheading_5f_subchapter" style:display-name="subheading_subchapter" style:family="paragraph" style:parent-style-name="heading_5f_subchapter" style:next-style-name="Text_20_body" style:auto-update="true">
      <style:text-properties fo:font-size="85%"/>
    </style:style>
    <style:style style:name="subheading_5f_subpara" style:display-name="subheading_subpara" style:family="paragraph" style:parent-style-name="heading_5f_subpara" style:next-style-name="Text_20_body" style:auto-update="true">
      <style:text-properties fo:font-size="90%"/>
    </style:style>
    <style:style style:name="heading_5f_clause" style:display-name="heading_clause" style:family="paragraph" style:parent-style-name="Standard"/>
    <style:style style:name="heading_5f_subclause" style:display-name="heading_subclause" style:family="paragraph" style:parent-style-name="heading_5f_clause"/>
    <style:style style:name="heading_5f_shorttitle" style:display-name="heading_shorttitle" style:family="paragraph" style:parent-style-name="heading_5f_subclause"/>
    <style:style style:name="heading_5f_longtitle" style:display-name="heading_longtitle" style:family="paragraph" style:parent-style-name="heading_5f_shorttitle"/>
    <style:style style:name="heading_5f_subsection" style:display-name="heading_subsection" style:family="paragraph" style:parent-style-name="heading_5f_longtitle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doc_5f_title" style:display-name="doc_title" style:family="text">
      <style:text-properties style:font-name="DejaVu Serif" fo:font-weight="bold" fo:background-color="#e6e6ff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Mpm1">
      <style:page-layout-properties fo:page-width="8.5in" fo:page-height="11in" style:num-format="1" style:print-orientation="portrait" fo:margin-top="0.25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ILL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6-13T17:13:21.35</meta:creation-date>
    <meta:editing-cycles>3</meta:editing-cycles>
    <meta:editing-duration>PT7M3S</meta:editing-duration>
    <meta:initial-creator>Ashok Hariharan</meta:initial-creator>
    <dc:date>2012-06-13T17:20:23.40</dc:date>
    <dc:creator>Ashok Hariharan</dc:creator>
    <meta:document-statistic meta:table-count="0" meta:image-count="0" meta:object-count="0" meta:page-count="1" meta:paragraph-count="3" meta:word-count="10" meta:character-count="53"/>
    <meta:user-defined meta:name="BungeniBillName">Finance Bill</meta:user-defined>
    <meta:user-defined meta:name="BungeniBillNo">333</meta:user-defined>
    <meta:user-defined meta:name="BungeniCountryCode">ke</meta:user-defined>
    <meta:user-defined meta:name="BungeniDateOfAssent">2012-06-14</meta:user-defined>
    <meta:user-defined meta:name="BungeniDateOfCommencement" meta:value-type="string">2012-06-26</meta:user-defined>
    <meta:user-defined meta:name="BungeniDocAuthor" meta:value-type="string"/>
    <meta:user-defined meta:name="BungeniDocPart" meta:value-type="string">main</meta:user-defined>
    <meta:user-defined meta:name="BungeniDocType" meta:value-type="string"/>
    <meta:user-defined meta:name="BungeniExpAuthor" meta:value-type="string">user.Ashok</meta:user-defined>
    <meta:user-defined meta:name="BungeniExpAuthorURI" meta:value-type="string">user.Ashok</meta:user-defined>
    <meta:user-defined meta:name="BungeniExpDate" meta:value-type="string">2012-06-13</meta:user-defined>
    <meta:user-defined meta:name="BungeniExpDateName" meta:value-type="string">expDate</meta:user-defined>
    <meta:user-defined meta:name="BungeniExpURI" meta:value-type="string">/ke/bill/2012-6-22/en</meta:user-defined>
    <meta:user-defined meta:name="BungeniLanguageCode" meta:value-type="string">en</meta:user-defined>
    <meta:user-defined meta:name="BungeniManAuthor" meta:value-type="string">user.Ashok</meta:user-defined>
    <meta:user-defined meta:name="BungeniManAuthorURI" meta:value-type="string">user.Ashok</meta:user-defined>
    <meta:user-defined meta:name="BungeniManDate" meta:value-type="string">2012-06-13</meta:user-defined>
    <meta:user-defined meta:name="BungeniManDateName" meta:value-type="string">manDate</meta:user-defined>
    <meta:user-defined meta:name="BungeniManURI" meta:value-type="string">/ke/bill/2012-6-22/en.xml</meta:user-defined>
    <meta:user-defined meta:name="BungeniOfficialDate" meta:value-type="string">2012-06-22</meta:user-defined>
    <meta:user-defined meta:name="BungeniOfficialTime" meta:value-type="string">17:13</meta:user-defined>
    <meta:user-defined meta:name="BungeniParliamentID" meta:value-type="string"/>
    <meta:user-defined meta:name="BungeniPublicationDate" meta:value-type="string">2012-06-22</meta:user-defined>
    <meta:user-defined meta:name="BungeniPublicationName" meta:value-type="string">3333</meta:user-defined>
    <meta:user-defined meta:name="BungeniPublicationNameFull" meta:value-type="string"/>
    <meta:user-defined meta:name="BungeniWorkAuthor" meta:value-type="string">user.Ashok</meta:user-defined>
    <meta:user-defined meta:name="BungeniWorkAuthorURI" meta:value-type="string">user.Ashok</meta:user-defined>
    <meta:user-defined meta:name="BungeniWorkDate" meta:value-type="string">2012-06-22</meta:user-defined>
    <meta:user-defined meta:name="BungeniWorkDateName" meta:value-type="string">workDate</meta:user-defined>
    <meta:user-defined meta:name="BungeniWorkURI" meta:value-type="string">/ke/bill/2012-6-22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__BungeniDocMeta" meta:value-type="string">true</meta:user-defined>
    <meta:user-defined meta:name="bungeniEditorNotes" meta:value-type="string">&amp;lt;notes&amp;gt;&amp;lt;/notes&amp;gt;</meta:user-defined>
    <meta:user-defined meta:name="isBungeniBillNumbered" meta:value-type="string"/>
  </office:meta>
</office:document-meta>
</file>